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officeooo:paragraph-rsid="002f9976"/>
    </style:style>
    <style:style style:name="P2" style:family="paragraph" style:parent-style-name="Heading_20_1">
      <style:paragraph-properties fo:margin-top="0cm" fo:margin-bottom="0cm" style:contextual-spacing="false" fo:line-height="200%"/>
      <style:text-properties fo:font-size="14pt" style:font-size-asian="14pt" style:font-size-complex="14pt"/>
    </style:style>
    <style:style style:name="T1" style:family="text">
      <style:text-properties fo:color="#000000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 style:font-name="Liberation Serif" fo:font-size="12pt" officeooo:rsid="002327d7" style:font-size-asian="12pt" style:font-size-complex="12pt"/>
    </style:style>
    <style:style style:name="T3" style:family="text">
      <style:text-properties fo:color="#000000" loext:opacity="100%" style:font-name="Liberation Serif" fo:font-size="12pt" officeooo:rsid="00249125" style:font-size-asian="12pt" style:font-size-complex="12pt"/>
    </style:style>
    <style:style style:name="T4" style:family="text">
      <style:text-properties fo:color="#000000" loext:opacity="100%" style:font-name="Liberation Serif" fo:font-size="12pt" officeooo:rsid="002556b5" style:font-size-asian="12pt" style:font-size-complex="12pt"/>
    </style:style>
    <style:style style:name="T5" style:family="text">
      <style:text-properties fo:color="#000000" loext:opacity="100%" style:font-name="Liberation Serif" fo:font-size="12pt" officeooo:rsid="002aef13" style:font-size-asian="12pt" style:font-size-complex="12pt"/>
    </style:style>
    <style:style style:name="T6" style:family="text">
      <style:text-properties fo:color="#000000" loext:opacity="100%" style:font-name="Liberation Serif" fo:font-size="12pt" officeooo:rsid="002ce275" style:font-size-asian="12pt" style:font-size-complex="12pt"/>
    </style:style>
    <style:style style:name="T7" style:family="text">
      <style:text-properties fo:color="#000000" loext:opacity="100%" style:font-name="Liberation Serif" fo:font-size="12pt" officeooo:rsid="002dd874" style:font-size-asian="12pt" style:font-size-complex="12pt"/>
    </style:style>
    <style:style style:name="T8" style:family="text">
      <style:text-properties fo:color="#000000" loext:opacity="100%" style:font-name="Liberation Serif" fo:font-size="12pt" officeooo:rsid="002f9976" style:font-size-asian="12pt" style:font-size-complex="12pt"/>
    </style:style>
    <style:style style:name="T9" style:family="text">
      <style:text-properties fo:color="#000000" loext:opacity="100%" style:font-name="Liberation Serif" fo:font-size="12pt" officeooo:rsid="0030b79d" style:font-size-asian="12pt" style:font-size-complex="12pt"/>
    </style:style>
    <style:style style:name="T10" style:family="text">
      <style:text-properties fo:color="#000000" loext:opacity="100%" style:font-name="Liberation Serif" fo:font-size="12pt" officeooo:rsid="0030b8ca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stract</text:h>
      <text:p text:style-name="P1"><text:span text:style-name="T1">The ecological niche encompasses how species interact with their abiotic and biotic environment. In ecology, a fundamental assumption is that species traits correlate with their ecological function and niche, providing a crucial framework for predicting </text:span><text:span text:style-name="T7">species distributions, interactions, </text:span><text:span text:style-name="T10">and </text:span><text:span text:style-name="T7">responses to environmental changes, among other things</text:span><text:span text:style-name="T1">. However, </text:span><text:bookmark text:name="docs-internal-guid-71ac125c-7fff-4980-6ae8-a373bf3996c0"/><text:span text:style-name="T11">the success of trait-based predictions relies on general relationships</text:span><text:span text:style-name="T1"> between traits and Grinnellian </text:span><text:span text:style-name="T2">(environment)</text:span><text:span text:style-name="T1"> or Eltonian </text:span><text:span text:style-name="T2">(species interactions)</text:span><text:span text:style-name="T1"> niches across clades, spatial scales, and time. My thesis </text:span><text:span text:style-name="T2">takes a macroecological approach to test generalities in the relationships between traits and different niche axes</text:span><text:span text:style-name="T1">. </text:span><text:span text:style-name="T2">Chapter</text:span><text:span text:style-name="T10">s</text:span><text:span text:style-name="T2"> 1 and 2 ask how traits explain predator-prey interactions among terrestrial vertebrates across large-scale food webs. </text:span><text:span text:style-name="T1">My findings indicate a remarkable generality in trait-trophic interaction relationships within taxa and diverse food webs. This suggests promising prospects for using traits to predict predator-prey interactions in under-sampled ecosystems or future communities without current analogs. </text:span><text:span text:style-name="T5">In</text:span><text:span text:style-name="T1"> </text:span><text:span text:style-name="T2">Chapter 3, </text:span><text:span text:style-name="T3">I focus on the </text:span><text:span text:style-name="T7">trade-off</text:span><text:span text:style-name="T3"> between annual movement in geographic</text:span><text:span text:style-name="T2"> </text:span><text:span text:style-name="T3">space and within climatic niche spaces among North American birds. I </text:span><text:span text:style-name="T7">find that </text:span><text:span text:style-name="T3">species </text:span><text:span text:style-name="T7">body mass, hand-wing index (</text:span><text:span text:style-name="T10">a </text:span><text:span text:style-name="T7">proxy for flight efficiency), and diet</text:span><text:span text:style-name="T3"> </text:span><text:span text:style-name="T8">largely </text:span><text:span text:style-name="T3">explain this </text:span><text:span text:style-name="T8">trade-off</text:span><text:span text:style-name="T3"> and </text:span><text:span text:style-name="T7">that these trait-movement relationships have large</text:span><text:span text:style-name="T3"> consequences for seasonal bird biogeography. </text:span><text:span text:style-name="T7">These</text:span><text:span text:style-name="T3"> findings </text:span><text:span text:style-name="T4">give a more mechanistic understanding of the seasonal rearrangement of bird diversity and traits across North America. Finally, in </text:span><text:span text:style-name="T6">C</text:span><text:span text:style-name="T4">hapter 4, I explore how traits and seasonal levels of human impact</text:span><text:span text:style-name="T3"> </text:span><text:span text:style-name="T4">and protection explain the decline </text:span><text:span text:style-name="T9">of</text:span><text:span text:style-name="T4"> North American birds. I find complex and sometimes contrasting effects between the level of human impact and protection on species trends in different seasons. My findings suggest that the </text:span><text:span text:style-name="T9">migratory</text:span><text:span text:style-name="T4"> seasons </text:span><text:span text:style-name="T9">are</text:span><text:span text:style-name="T4"> especially crucial in explaining the decline of </text:span><text:span text:style-name="T9">migratory</text:span><text:span text:style-name="T4"> species. </text:span><text:span text:style-name="T5">These results </text:span><text:span text:style-name="T4">support the recent calls for better protecting the entire migratory network of species and reducing human pressures in stopovers and staging areas. Overall, b</text:span><text:span text:style-name="T1">y </text:span><text:soft-page-break/><text:span text:style-name="T1">unravel</text:span><text:span text:style-name="T10">l</text:span><text:span text:style-name="T1">ing trait-based predictions, this research enhances our understanding </text:span><text:span text:style-name="T9">of</text:span><text:span text:style-name="T1"> the potential and limitations of predictive methods of biodiversity responses, </text:span><text:span text:style-name="T10">some </text:span><text:span text:style-name="T1">critical considerations in the context of rapidly changing climate and shifting seasonal dynamic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24.2.3.2$Linux_X86_64 LibreOffice_project/420$Build-2</meta:generator>
    <dc:date>2024-06-04T13:38:00.040473653</dc:date>
    <dc:creator>Dominique Caron</dc:creator>
    <meta:editing-duration>PT22M19S</meta:editing-duration>
    <meta:editing-cycles>13</meta:editing-cycles>
    <meta:document-statistic meta:table-count="0" meta:image-count="0" meta:object-count="0" meta:page-count="2" meta:paragraph-count="2" meta:word-count="337" meta:character-count="2438" meta:non-whitespace-character-count="2103"/>
  </office:meta>
</office:document-meta>
</file>